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1" table:default-cell-style-name="ce2"/>
        <table:table-column table:style-name="co4" table:default-cell-style-name="ce1"/>
        <table:table-column table:style-name="co5" table:default-cell-style-name="ce3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<text:s/></text:p>
          </table:table-cell>
          <table:table-cell/>
          <table:table-cell table:formula="of:=IF([.B1]=&quot;&quot;;&quot;&quot;;CONCATENATE([.A1];[.B1];[.C1];[.D1];[.E1]))" office:value-type="string" office:string-value=" 01 001 " calcext:value-type="string">
            <text:p><text:s/>01 0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<text:s/></text:p>
          </table:table-cell>
          <table:table-cell/>
          <table:table-cell table:formula="of:=IF([.B2]=&quot;&quot;;&quot;&quot;;CONCATENATE([.A2];[.B2];[.C2];[.D2];[.E2]))" office:value-type="string" office:string-value=" 01 002 " calcext:value-type="string">
            <text:p><text:s/>01 0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<text:s/></text:p>
          </table:table-cell>
          <table:table-cell/>
          <table:table-cell table:formula="of:=IF([.B3]=&quot;&quot;;&quot;&quot;;CONCATENATE([.A3];[.B3];[.C3];[.D3];[.E3]))" office:value-type="string" office:string-value=" 01 003 " calcext:value-type="string">
            <text:p><text:s/>01 0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<text:s/></text:p>
          </table:table-cell>
          <table:table-cell/>
          <table:table-cell table:formula="of:=IF([.B4]=&quot;&quot;;&quot;&quot;;CONCATENATE([.A4];[.B4];[.C4];[.D4];[.E4]))" office:value-type="string" office:string-value=" 01 004 " calcext:value-type="string">
            <text:p><text:s/>01 0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<text:s/></text:p>
          </table:table-cell>
          <table:table-cell/>
          <table:table-cell table:formula="of:=IF([.B5]=&quot;&quot;;&quot;&quot;;CONCATENATE([.A5];[.B5];[.C5];[.D5];[.E5]))" office:value-type="string" office:string-value=" 01 005 " calcext:value-type="string">
            <text:p><text:s/>01 0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<text:s/></text:p>
          </table:table-cell>
          <table:table-cell/>
          <table:table-cell table:formula="of:=IF([.B6]=&quot;&quot;;&quot;&quot;;CONCATENATE([.A6];[.B6];[.C6];[.D6];[.E6]))" office:value-type="string" office:string-value=" 01 006 " calcext:value-type="string">
            <text:p><text:s/>01 0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<text:s/></text:p>
          </table:table-cell>
          <table:table-cell/>
          <table:table-cell table:formula="of:=IF([.B7]=&quot;&quot;;&quot;&quot;;CONCATENATE([.A7];[.B7];[.C7];[.D7];[.E7]))" office:value-type="string" office:string-value=" 01 007 " calcext:value-type="string">
            <text:p><text:s/>01 0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<text:s/></text:p>
          </table:table-cell>
          <table:table-cell/>
          <table:table-cell table:formula="of:=IF([.B8]=&quot;&quot;;&quot;&quot;;CONCATENATE([.A8];[.B8];[.C8];[.D8];[.E8]))" office:value-type="string" office:string-value=" 01 008 " calcext:value-type="string">
            <text:p><text:s/>01 0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<text:s/></text:p>
          </table:table-cell>
          <table:table-cell/>
          <table:table-cell table:formula="of:=IF([.B9]=&quot;&quot;;&quot;&quot;;CONCATENATE([.A9];[.B9];[.C9];[.D9];[.E9]))" office:value-type="string" office:string-value=" 01 009 " calcext:value-type="string">
            <text:p><text:s/>01 0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<text:s/></text:p>
          </table:table-cell>
          <table:table-cell/>
          <table:table-cell table:formula="of:=IF([.B10]=&quot;&quot;;&quot;&quot;;CONCATENATE([.A10];[.B10];[.C10];[.D10];[.E10]))" office:value-type="string" office:string-value=" 01 010 " calcext:value-type="string">
            <text:p><text:s/>01 010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IF([.B11]=&quot;&quot;;&quot;&quot;;CONCATENATE([.A11];[.B11];[.C11];[.D11];[.E11]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<text:s/></text:p>
          </table:table-cell>
          <table:table-cell/>
          <table:table-cell table:formula="of:=IF([.B12]=&quot;&quot;;&quot;&quot;;CONCATENATE([.A12];[.B12];[.C12];[.D12];[.E12]))" office:value-type="string" office:string-value=" 01 012 " calcext:value-type="string">
            <text:p><text:s/>01 0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<text:s/></text:p>
          </table:table-cell>
          <table:table-cell/>
          <table:table-cell table:formula="of:=IF([.B13]=&quot;&quot;;&quot;&quot;;CONCATENATE([.A13];[.B13];[.C13];[.D13];[.E13]))" office:value-type="string" office:string-value=" 01 013 " calcext:value-type="string">
            <text:p><text:s/>01 0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<text:s/></text:p>
          </table:table-cell>
          <table:table-cell/>
          <table:table-cell table:formula="of:=IF([.B14]=&quot;&quot;;&quot;&quot;;CONCATENATE([.A14];[.B14];[.C14];[.D14];[.E14]))" office:value-type="string" office:string-value=" 01 014 " calcext:value-type="string">
            <text:p><text:s/>01 0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<text:s/></text:p>
          </table:table-cell>
          <table:table-cell/>
          <table:table-cell table:formula="of:=IF([.B15]=&quot;&quot;;&quot;&quot;;CONCATENATE([.A15];[.B15];[.C15];[.D15];[.E15]))" office:value-type="string" office:string-value=" 01 015 " calcext:value-type="string">
            <text:p><text:s/>01 0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<text:s/></text:p>
          </table:table-cell>
          <table:table-cell/>
          <table:table-cell table:formula="of:=IF([.B16]=&quot;&quot;;&quot;&quot;;CONCATENATE([.A16];[.B16];[.C16];[.D16];[.E16]))" office:value-type="string" office:string-value=" 01 016 " calcext:value-type="string">
            <text:p><text:s/>01 0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<text:s/></text:p>
          </table:table-cell>
          <table:table-cell/>
          <table:table-cell table:formula="of:=IF([.B17]=&quot;&quot;;&quot;&quot;;CONCATENATE([.A17];[.B17];[.C17];[.D17];[.E17]))" office:value-type="string" office:string-value=" 01 017 " calcext:value-type="string">
            <text:p><text:s/>01 0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<text:s/></text:p>
          </table:table-cell>
          <table:table-cell/>
          <table:table-cell table:formula="of:=IF([.B18]=&quot;&quot;;&quot;&quot;;CONCATENATE([.A18];[.B18];[.C18];[.D18];[.E18]))" office:value-type="string" office:string-value=" 01 018 " calcext:value-type="string">
            <text:p><text:s/>01 0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<text:s/></text:p>
          </table:table-cell>
          <table:table-cell/>
          <table:table-cell table:formula="of:=IF([.B19]=&quot;&quot;;&quot;&quot;;CONCATENATE([.A19];[.B19];[.C19];[.D19];[.E19]))" office:value-type="string" office:string-value=" 01 019 " calcext:value-type="string">
            <text:p><text:s/>01 0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<text:s/></text:p>
          </table:table-cell>
          <table:table-cell/>
          <table:table-cell table:formula="of:=IF([.B20]=&quot;&quot;;&quot;&quot;;CONCATENATE([.A20];[.B20];[.C20];[.D20];[.E20]))" office:value-type="string" office:string-value=" 01 020 " calcext:value-type="string">
            <text:p><text:s/>01 0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<text:s/></text:p>
          </table:table-cell>
          <table:table-cell/>
          <table:table-cell table:formula="of:=IF([.B21]=&quot;&quot;;&quot;&quot;;CONCATENATE([.A21];[.B21];[.C21];[.D21];[.E21]))" office:value-type="string" office:string-value=" 01 021 " calcext:value-type="string">
            <text:p><text:s/>01 0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<text:s/></text:p>
          </table:table-cell>
          <table:table-cell/>
          <table:table-cell table:formula="of:=IF([.B22]=&quot;&quot;;&quot;&quot;;CONCATENATE([.A22];[.B22];[.C22];[.D22];[.E22]))" office:value-type="string" office:string-value=" 01 022 " calcext:value-type="string">
            <text:p><text:s/>01 0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<text:s/></text:p>
          </table:table-cell>
          <table:table-cell/>
          <table:table-cell table:formula="of:=IF([.B23]=&quot;&quot;;&quot;&quot;;CONCATENATE([.A23];[.B23];[.C23];[.D23];[.E23]))" office:value-type="string" office:string-value=" 01 023 " calcext:value-type="string">
            <text:p><text:s/>01 0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<text:s/></text:p>
          </table:table-cell>
          <table:table-cell/>
          <table:table-cell table:formula="of:=IF([.B24]=&quot;&quot;;&quot;&quot;;CONCATENATE([.A24];[.B24];[.C24];[.D24];[.E24]))" office:value-type="string" office:string-value=" 01 024 " calcext:value-type="string">
            <text:p><text:s/>01 0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<text:s/></text:p>
          </table:table-cell>
          <table:table-cell/>
          <table:table-cell table:formula="of:=IF([.B25]=&quot;&quot;;&quot;&quot;;CONCATENATE([.A25];[.B25];[.C25];[.D25];[.E25]))" office:value-type="string" office:string-value=" 01 025 " calcext:value-type="string">
            <text:p><text:s/>01 0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<text:s/></text:p>
          </table:table-cell>
          <table:table-cell/>
          <table:table-cell table:formula="of:=IF([.B26]=&quot;&quot;;&quot;&quot;;CONCATENATE([.A26];[.B26];[.C26];[.D26];[.E26]))" office:value-type="string" office:string-value=" 01 026 " calcext:value-type="string">
            <text:p><text:s/>01 0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<text:s/></text:p>
          </table:table-cell>
          <table:table-cell/>
          <table:table-cell table:formula="of:=IF([.B27]=&quot;&quot;;&quot;&quot;;CONCATENATE([.A27];[.B27];[.C27];[.D27];[.E27]))" office:value-type="string" office:string-value=" 01 027 " calcext:value-type="string">
            <text:p><text:s/>01 0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<text:s/></text:p>
          </table:table-cell>
          <table:table-cell/>
          <table:table-cell table:formula="of:=IF([.B28]=&quot;&quot;;&quot;&quot;;CONCATENATE([.A28];[.B28];[.C28];[.D28];[.E28]))" office:value-type="string" office:string-value=" 01 028 " calcext:value-type="string">
            <text:p><text:s/>01 0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<text:s/></text:p>
          </table:table-cell>
          <table:table-cell/>
          <table:table-cell table:formula="of:=IF([.B29]=&quot;&quot;;&quot;&quot;;CONCATENATE([.A29];[.B29];[.C29];[.D29];[.E29]))" office:value-type="string" office:string-value=" 01 029 " calcext:value-type="string">
            <text:p><text:s/>01 0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<text:s/></text:p>
          </table:table-cell>
          <table:table-cell/>
          <table:table-cell table:formula="of:=IF([.B30]=&quot;&quot;;&quot;&quot;;CONCATENATE([.A30];[.B30];[.C30];[.D30];[.E30]))" office:value-type="string" office:string-value=" 01 030 " calcext:value-type="string">
            <text:p><text:s/>01 0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<text:s/></text:p>
          </table:table-cell>
          <table:table-cell/>
          <table:table-cell table:formula="of:=IF([.B31]=&quot;&quot;;&quot;&quot;;CONCATENATE([.A31];[.B31];[.C31];[.D31];[.E31]))" office:value-type="string" office:string-value=" 01 031 " calcext:value-type="string">
            <text:p><text:s/>01 0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<text:s/></text:p>
          </table:table-cell>
          <table:table-cell/>
          <table:table-cell table:formula="of:=IF([.B32]=&quot;&quot;;&quot;&quot;;CONCATENATE([.A32];[.B32];[.C32];[.D32];[.E32]))" office:value-type="string" office:string-value=" 01 032 " calcext:value-type="string">
            <text:p><text:s/>01 0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<text:s/></text:p>
          </table:table-cell>
          <table:table-cell/>
          <table:table-cell table:formula="of:=IF([.B33]=&quot;&quot;;&quot;&quot;;CONCATENATE([.A33];[.B33];[.C33];[.D33];[.E33]))" office:value-type="string" office:string-value=" 01 033 " calcext:value-type="string">
            <text:p><text:s/>01 0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<text:s/></text:p>
          </table:table-cell>
          <table:table-cell/>
          <table:table-cell table:formula="of:=IF([.B34]=&quot;&quot;;&quot;&quot;;CONCATENATE([.A34];[.B34];[.C34];[.D34];[.E34]))" office:value-type="string" office:string-value=" 01 034 " calcext:value-type="string">
            <text:p><text:s/>01 0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<text:s/></text:p>
          </table:table-cell>
          <table:table-cell/>
          <table:table-cell table:formula="of:=IF([.B35]=&quot;&quot;;&quot;&quot;;CONCATENATE([.A35];[.B35];[.C35];[.D35];[.E35]))" office:value-type="string" office:string-value=" 01 035 " calcext:value-type="string">
            <text:p><text:s/>01 0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<text:s/></text:p>
          </table:table-cell>
          <table:table-cell/>
          <table:table-cell table:formula="of:=IF([.B36]=&quot;&quot;;&quot;&quot;;CONCATENATE([.A36];[.B36];[.C36];[.D36];[.E36]))" office:value-type="string" office:string-value=" 01 036 " calcext:value-type="string">
            <text:p><text:s/>01 0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<text:s/></text:p>
          </table:table-cell>
          <table:table-cell/>
          <table:table-cell table:formula="of:=IF([.B37]=&quot;&quot;;&quot;&quot;;CONCATENATE([.A37];[.B37];[.C37];[.D37];[.E37]))" office:value-type="string" office:string-value=" 01 037 " calcext:value-type="string">
            <text:p><text:s/>01 0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<text:s/></text:p>
          </table:table-cell>
          <table:table-cell/>
          <table:table-cell table:formula="of:=IF([.B38]=&quot;&quot;;&quot;&quot;;CONCATENATE([.A38];[.B38];[.C38];[.D38];[.E38]))" office:value-type="string" office:string-value=" 01 038 " calcext:value-type="string">
            <text:p><text:s/>01 0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<text:s/></text:p>
          </table:table-cell>
          <table:table-cell/>
          <table:table-cell table:formula="of:=IF([.B39]=&quot;&quot;;&quot;&quot;;CONCATENATE([.A39];[.B39];[.C39];[.D39];[.E39]))" office:value-type="string" office:string-value=" 01 039 " calcext:value-type="string">
            <text:p><text:s/>01 0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<text:s/></text:p>
          </table:table-cell>
          <table:table-cell/>
          <table:table-cell table:formula="of:=IF([.B40]=&quot;&quot;;&quot;&quot;;CONCATENATE([.A40];[.B40];[.C40];[.D40];[.E40]))" office:value-type="string" office:string-value=" 01 040 " calcext:value-type="string">
            <text:p><text:s/>01 0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<text:s/></text:p>
          </table:table-cell>
          <table:table-cell/>
          <table:table-cell table:formula="of:=IF([.B41]=&quot;&quot;;&quot;&quot;;CONCATENATE([.A41];[.B41];[.C41];[.D41];[.E41]))" office:value-type="string" office:string-value=" 01 041 " calcext:value-type="string">
            <text:p><text:s/>01 0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<text:s/></text:p>
          </table:table-cell>
          <table:table-cell/>
          <table:table-cell table:formula="of:=IF([.B42]=&quot;&quot;;&quot;&quot;;CONCATENATE([.A42];[.B42];[.C42];[.D42];[.E42]))" office:value-type="string" office:string-value=" 01 042 " calcext:value-type="string">
            <text:p><text:s/>01 0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<text:s/></text:p>
          </table:table-cell>
          <table:table-cell/>
          <table:table-cell table:formula="of:=IF([.B43]=&quot;&quot;;&quot;&quot;;CONCATENATE([.A43];[.B43];[.C43];[.D43];[.E43]))" office:value-type="string" office:string-value=" 01 043 " calcext:value-type="string">
            <text:p><text:s/>01 0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<text:s/></text:p>
          </table:table-cell>
          <table:table-cell/>
          <table:table-cell table:formula="of:=IF([.B44]=&quot;&quot;;&quot;&quot;;CONCATENATE([.A44];[.B44];[.C44];[.D44];[.E44]))" office:value-type="string" office:string-value=" 01 044 " calcext:value-type="string">
            <text:p><text:s/>01 0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<text:s/></text:p>
          </table:table-cell>
          <table:table-cell/>
          <table:table-cell table:formula="of:=IF([.B45]=&quot;&quot;;&quot;&quot;;CONCATENATE([.A45];[.B45];[.C45];[.D45];[.E45]))" office:value-type="string" office:string-value=" 01 045 " calcext:value-type="string">
            <text:p><text:s/>01 0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<text:s/></text:p>
          </table:table-cell>
          <table:table-cell/>
          <table:table-cell table:formula="of:=IF([.B46]=&quot;&quot;;&quot;&quot;;CONCATENATE([.A46];[.B46];[.C46];[.D46];[.E46]))" office:value-type="string" office:string-value=" 01 046 " calcext:value-type="string">
            <text:p><text:s/>01 0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<text:s/></text:p>
          </table:table-cell>
          <table:table-cell/>
          <table:table-cell table:formula="of:=IF([.B47]=&quot;&quot;;&quot;&quot;;CONCATENATE([.A47];[.B47];[.C47];[.D47];[.E47]))" office:value-type="string" office:string-value=" 01 047 " calcext:value-type="string">
            <text:p><text:s/>01 0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<text:s/></text:p>
          </table:table-cell>
          <table:table-cell/>
          <table:table-cell table:formula="of:=IF([.B48]=&quot;&quot;;&quot;&quot;;CONCATENATE([.A48];[.B48];[.C48];[.D48];[.E48]))" office:value-type="string" office:string-value=" 01 048 " calcext:value-type="string">
            <text:p><text:s/>01 0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<text:s/></text:p>
          </table:table-cell>
          <table:table-cell/>
          <table:table-cell table:formula="of:=IF([.B49]=&quot;&quot;;&quot;&quot;;CONCATENATE([.A49];[.B49];[.C49];[.D49];[.E49]))" office:value-type="string" office:string-value=" 01 049 " calcext:value-type="string">
            <text:p><text:s/>01 0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<text:s/></text:p>
          </table:table-cell>
          <table:table-cell/>
          <table:table-cell table:formula="of:=IF([.B50]=&quot;&quot;;&quot;&quot;;CONCATENATE([.A50];[.B50];[.C50];[.D50];[.E50]))" office:value-type="string" office:string-value=" 01 050 " calcext:value-type="string">
            <text:p><text:s/>01 0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<text:s/></text:p>
          </table:table-cell>
          <table:table-cell/>
          <table:table-cell table:formula="of:=IF([.B51]=&quot;&quot;;&quot;&quot;;CONCATENATE([.A51];[.B51];[.C51];[.D51];[.E51]))" office:value-type="string" office:string-value=" 01 051 " calcext:value-type="string">
            <text:p><text:s/>01 0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<text:s/></text:p>
          </table:table-cell>
          <table:table-cell/>
          <table:table-cell table:formula="of:=IF([.B52]=&quot;&quot;;&quot;&quot;;CONCATENATE([.A52];[.B52];[.C52];[.D52];[.E52]))" office:value-type="string" office:string-value=" 01 052 " calcext:value-type="string">
            <text:p><text:s/>01 0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<text:s/></text:p>
          </table:table-cell>
          <table:table-cell/>
          <table:table-cell table:formula="of:=IF([.B53]=&quot;&quot;;&quot;&quot;;CONCATENATE([.A53];[.B53];[.C53];[.D53];[.E53]))" office:value-type="string" office:string-value=" 01 053 " calcext:value-type="string">
            <text:p><text:s/>01 0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<text:s/></text:p>
          </table:table-cell>
          <table:table-cell/>
          <table:table-cell table:formula="of:=IF([.B54]=&quot;&quot;;&quot;&quot;;CONCATENATE([.A54];[.B54];[.C54];[.D54];[.E54]))" office:value-type="string" office:string-value=" 01 054 " calcext:value-type="string">
            <text:p><text:s/>01 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<text:s/></text:p>
          </table:table-cell>
          <table:table-cell/>
          <table:table-cell table:formula="of:=IF([.B55]=&quot;&quot;;&quot;&quot;;CONCATENATE([.A55];[.B55];[.C55];[.D55];[.E55]))" office:value-type="string" office:string-value=" 01 055 " calcext:value-type="string">
            <text:p><text:s/>01 0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<text:s/></text:p>
          </table:table-cell>
          <table:table-cell/>
          <table:table-cell table:formula="of:=IF([.B56]=&quot;&quot;;&quot;&quot;;CONCATENATE([.A56];[.B56];[.C56];[.D56];[.E56]))" office:value-type="string" office:string-value=" 01 056 " calcext:value-type="string">
            <text:p><text:s/>01 0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<text:s/></text:p>
          </table:table-cell>
          <table:table-cell/>
          <table:table-cell table:formula="of:=IF([.B57]=&quot;&quot;;&quot;&quot;;CONCATENATE([.A57];[.B57];[.C57];[.D57];[.E57]))" office:value-type="string" office:string-value=" 01 057 " calcext:value-type="string">
            <text:p><text:s/>01 0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<text:s/></text:p>
          </table:table-cell>
          <table:table-cell/>
          <table:table-cell table:formula="of:=IF([.B58]=&quot;&quot;;&quot;&quot;;CONCATENATE([.A58];[.B58];[.C58];[.D58];[.E58]))" office:value-type="string" office:string-value=" 01 058 " calcext:value-type="string">
            <text:p><text:s/>01 0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<text:s/></text:p>
          </table:table-cell>
          <table:table-cell/>
          <table:table-cell table:formula="of:=IF([.B59]=&quot;&quot;;&quot;&quot;;CONCATENATE([.A59];[.B59];[.C59];[.D59];[.E59]))" office:value-type="string" office:string-value=" 01 059 " calcext:value-type="string">
            <text:p><text:s/>01 0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<text:s/></text:p>
          </table:table-cell>
          <table:table-cell/>
          <table:table-cell table:formula="of:=IF([.B60]=&quot;&quot;;&quot;&quot;;CONCATENATE([.A60];[.B60];[.C60];[.D60];[.E60]))" office:value-type="string" office:string-value=" 01 060 " calcext:value-type="string">
            <text:p><text:s/>01 0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<text:s/></text:p>
          </table:table-cell>
          <table:table-cell/>
          <table:table-cell table:formula="of:=IF([.B61]=&quot;&quot;;&quot;&quot;;CONCATENATE([.A61];[.B61];[.C61];[.D61];[.E61]))" office:value-type="string" office:string-value=" 01 061 " calcext:value-type="string">
            <text:p><text:s/>01 0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<text:s/></text:p>
          </table:table-cell>
          <table:table-cell/>
          <table:table-cell table:formula="of:=IF([.B62]=&quot;&quot;;&quot;&quot;;CONCATENATE([.A62];[.B62];[.C62];[.D62];[.E62]))" office:value-type="string" office:string-value=" 01 062 " calcext:value-type="string">
            <text:p><text:s/>01 0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<text:s/></text:p>
          </table:table-cell>
          <table:table-cell/>
          <table:table-cell table:formula="of:=IF([.B63]=&quot;&quot;;&quot;&quot;;CONCATENATE([.A63];[.B63];[.C63];[.D63];[.E63]))" office:value-type="string" office:string-value=" 01 063 " calcext:value-type="string">
            <text:p><text:s/>01 0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<text:s/></text:p>
          </table:table-cell>
          <table:table-cell/>
          <table:table-cell table:formula="of:=IF([.B64]=&quot;&quot;;&quot;&quot;;CONCATENATE([.A64];[.B64];[.C64];[.D64];[.E64]))" office:value-type="string" office:string-value=" 01 064 " calcext:value-type="string">
            <text:p><text:s/>01 0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<text:s/></text:p>
          </table:table-cell>
          <table:table-cell/>
          <table:table-cell table:formula="of:=IF([.B65]=&quot;&quot;;&quot;&quot;;CONCATENATE([.A65];[.B65];[.C65];[.D65];[.E65]))" office:value-type="string" office:string-value=" 01 065 " calcext:value-type="string">
            <text:p><text:s/>01 0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<text:s/></text:p>
          </table:table-cell>
          <table:table-cell/>
          <table:table-cell table:formula="of:=IF([.B66]=&quot;&quot;;&quot;&quot;;CONCATENATE([.A66];[.B66];[.C66];[.D66];[.E66]))" office:value-type="string" office:string-value=" 01 066 " calcext:value-type="string">
            <text:p><text:s/>01 0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<text:s/></text:p>
          </table:table-cell>
          <table:table-cell/>
          <table:table-cell table:formula="of:=IF([.B67]=&quot;&quot;;&quot;&quot;;CONCATENATE([.A67];[.B67];[.C67];[.D67];[.E67]))" office:value-type="string" office:string-value=" 01 067 " calcext:value-type="string">
            <text:p><text:s/>01 0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<text:s/></text:p>
          </table:table-cell>
          <table:table-cell/>
          <table:table-cell table:formula="of:=IF([.B68]=&quot;&quot;;&quot;&quot;;CONCATENATE([.A68];[.B68];[.C68];[.D68];[.E68]))" office:value-type="string" office:string-value=" 01 068 " calcext:value-type="string">
            <text:p><text:s/>01 0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<text:s/></text:p>
          </table:table-cell>
          <table:table-cell/>
          <table:table-cell table:formula="of:=IF([.B69]=&quot;&quot;;&quot;&quot;;CONCATENATE([.A69];[.B69];[.C69];[.D69];[.E69]))" office:value-type="string" office:string-value=" 01 069 " calcext:value-type="string">
            <text:p><text:s/>01 0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<text:s/></text:p>
          </table:table-cell>
          <table:table-cell/>
          <table:table-cell table:formula="of:=IF([.B70]=&quot;&quot;;&quot;&quot;;CONCATENATE([.A70];[.B70];[.C70];[.D70];[.E70]))" office:value-type="string" office:string-value=" 01 070 " calcext:value-type="string">
            <text:p><text:s/>01 0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<text:s/></text:p>
          </table:table-cell>
          <table:table-cell/>
          <table:table-cell table:formula="of:=IF([.B71]=&quot;&quot;;&quot;&quot;;CONCATENATE([.A71];[.B71];[.C71];[.D71];[.E71]))" office:value-type="string" office:string-value=" 01 071 " calcext:value-type="string">
            <text:p><text:s/>01 0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<text:s/></text:p>
          </table:table-cell>
          <table:table-cell/>
          <table:table-cell table:formula="of:=IF([.B72]=&quot;&quot;;&quot;&quot;;CONCATENATE([.A72];[.B72];[.C72];[.D72];[.E72]))" office:value-type="string" office:string-value=" 01 072 " calcext:value-type="string">
            <text:p><text:s/>01 0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<text:s/></text:p>
          </table:table-cell>
          <table:table-cell/>
          <table:table-cell table:formula="of:=IF([.B73]=&quot;&quot;;&quot;&quot;;CONCATENATE([.A73];[.B73];[.C73];[.D73];[.E73]))" office:value-type="string" office:string-value=" 01 073 " calcext:value-type="string">
            <text:p><text:s/>01 0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<text:s/></text:p>
          </table:table-cell>
          <table:table-cell/>
          <table:table-cell table:formula="of:=IF([.B74]=&quot;&quot;;&quot;&quot;;CONCATENATE([.A74];[.B74];[.C74];[.D74];[.E74]))" office:value-type="string" office:string-value=" 01 074 " calcext:value-type="string">
            <text:p><text:s/>01 0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<text:s/></text:p>
          </table:table-cell>
          <table:table-cell/>
          <table:table-cell table:formula="of:=IF([.B75]=&quot;&quot;;&quot;&quot;;CONCATENATE([.A75];[.B75];[.C75];[.D75];[.E75]))" office:value-type="string" office:string-value=" 01 075 " calcext:value-type="string">
            <text:p><text:s/>01 0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<text:s/></text:p>
          </table:table-cell>
          <table:table-cell/>
          <table:table-cell table:formula="of:=IF([.B76]=&quot;&quot;;&quot;&quot;;CONCATENATE([.A76];[.B76];[.C76];[.D76];[.E76]))" office:value-type="string" office:string-value=" 01 076 " calcext:value-type="string">
            <text:p><text:s/>01 0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<text:s/></text:p>
          </table:table-cell>
          <table:table-cell/>
          <table:table-cell table:formula="of:=IF([.B77]=&quot;&quot;;&quot;&quot;;CONCATENATE([.A77];[.B77];[.C77];[.D77];[.E77]))" office:value-type="string" office:string-value=" 01 077 " calcext:value-type="string">
            <text:p><text:s/>01 0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<text:s/></text:p>
          </table:table-cell>
          <table:table-cell/>
          <table:table-cell table:formula="of:=IF([.B78]=&quot;&quot;;&quot;&quot;;CONCATENATE([.A78];[.B78];[.C78];[.D78];[.E78]))" office:value-type="string" office:string-value=" 01 078 " calcext:value-type="string">
            <text:p><text:s/>01 0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<text:s/></text:p>
          </table:table-cell>
          <table:table-cell/>
          <table:table-cell table:formula="of:=IF([.B79]=&quot;&quot;;&quot;&quot;;CONCATENATE([.A79];[.B79];[.C79];[.D79];[.E79]))" office:value-type="string" office:string-value=" 01 079 " calcext:value-type="string">
            <text:p><text:s/>01 0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<text:s/></text:p>
          </table:table-cell>
          <table:table-cell/>
          <table:table-cell table:formula="of:=IF([.B80]=&quot;&quot;;&quot;&quot;;CONCATENATE([.A80];[.B80];[.C80];[.D80];[.E80]))" office:value-type="string" office:string-value=" 01 080 " calcext:value-type="string">
            <text:p><text:s/>01 0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<text:s/></text:p>
          </table:table-cell>
          <table:table-cell/>
          <table:table-cell table:formula="of:=IF([.B81]=&quot;&quot;;&quot;&quot;;CONCATENATE([.A81];[.B81];[.C81];[.D81];[.E81]))" office:value-type="string" office:string-value=" 01 081 " calcext:value-type="string">
            <text:p><text:s/>01 0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<text:s/></text:p>
          </table:table-cell>
          <table:table-cell/>
          <table:table-cell table:formula="of:=IF([.B82]=&quot;&quot;;&quot;&quot;;CONCATENATE([.A82];[.B82];[.C82];[.D82];[.E82]))" office:value-type="string" office:string-value=" 01 082 " calcext:value-type="string">
            <text:p><text:s/>01 0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<text:s/></text:p>
          </table:table-cell>
          <table:table-cell/>
          <table:table-cell table:formula="of:=IF([.B83]=&quot;&quot;;&quot;&quot;;CONCATENATE([.A83];[.B83];[.C83];[.D83];[.E83]))" office:value-type="string" office:string-value=" 01 083 " calcext:value-type="string">
            <text:p><text:s/>01 0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<text:s/></text:p>
          </table:table-cell>
          <table:table-cell/>
          <table:table-cell table:formula="of:=IF([.B84]=&quot;&quot;;&quot;&quot;;CONCATENATE([.A84];[.B84];[.C84];[.D84];[.E84]))" office:value-type="string" office:string-value=" 01 084 " calcext:value-type="string">
            <text:p><text:s/>01 0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<text:s/></text:p>
          </table:table-cell>
          <table:table-cell/>
          <table:table-cell table:formula="of:=IF([.B85]=&quot;&quot;;&quot;&quot;;CONCATENATE([.A85];[.B85];[.C85];[.D85];[.E85]))" office:value-type="string" office:string-value=" 01 085 " calcext:value-type="string">
            <text:p><text:s/>01 0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<text:s/></text:p>
          </table:table-cell>
          <table:table-cell/>
          <table:table-cell table:formula="of:=IF([.B86]=&quot;&quot;;&quot;&quot;;CONCATENATE([.A86];[.B86];[.C86];[.D86];[.E86]))" office:value-type="string" office:string-value=" 01 086 " calcext:value-type="string">
            <text:p><text:s/>01 0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<text:s/></text:p>
          </table:table-cell>
          <table:table-cell/>
          <table:table-cell table:formula="of:=IF([.B87]=&quot;&quot;;&quot;&quot;;CONCATENATE([.A87];[.B87];[.C87];[.D87];[.E87]))" office:value-type="string" office:string-value=" 01 087 " calcext:value-type="string">
            <text:p><text:s/>01 0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<text:s/></text:p>
          </table:table-cell>
          <table:table-cell/>
          <table:table-cell table:formula="of:=IF([.B88]=&quot;&quot;;&quot;&quot;;CONCATENATE([.A88];[.B88];[.C88];[.D88];[.E88]))" office:value-type="string" office:string-value=" 01 088 " calcext:value-type="string">
            <text:p><text:s/>01 0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<text:s/></text:p>
          </table:table-cell>
          <table:table-cell/>
          <table:table-cell table:formula="of:=IF([.B89]=&quot;&quot;;&quot;&quot;;CONCATENATE([.A89];[.B89];[.C89];[.D89];[.E89]))" office:value-type="string" office:string-value=" 01 089 " calcext:value-type="string">
            <text:p><text:s/>01 0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<text:s/></text:p>
          </table:table-cell>
          <table:table-cell/>
          <table:table-cell table:formula="of:=IF([.B90]=&quot;&quot;;&quot;&quot;;CONCATENATE([.A90];[.B90];[.C90];[.D90];[.E90]))" office:value-type="string" office:string-value=" 01 090 " calcext:value-type="string">
            <text:p><text:s/>01 0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<text:s/></text:p>
          </table:table-cell>
          <table:table-cell/>
          <table:table-cell table:formula="of:=IF([.B91]=&quot;&quot;;&quot;&quot;;CONCATENATE([.A91];[.B91];[.C91];[.D91];[.E91]))" office:value-type="string" office:string-value=" 01 091 " calcext:value-type="string">
            <text:p><text:s/>01 0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<text:s/></text:p>
          </table:table-cell>
          <table:table-cell/>
          <table:table-cell table:formula="of:=IF([.B92]=&quot;&quot;;&quot;&quot;;CONCATENATE([.A92];[.B92];[.C92];[.D92];[.E92]))" office:value-type="string" office:string-value=" 01 092 " calcext:value-type="string">
            <text:p><text:s/>01 0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<text:s/></text:p>
          </table:table-cell>
          <table:table-cell/>
          <table:table-cell table:formula="of:=IF([.B93]=&quot;&quot;;&quot;&quot;;CONCATENATE([.A93];[.B93];[.C93];[.D93];[.E93]))" office:value-type="string" office:string-value=" 01 093 " calcext:value-type="string">
            <text:p><text:s/>01 0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<text:s/></text:p>
          </table:table-cell>
          <table:table-cell/>
          <table:table-cell table:formula="of:=IF([.B94]=&quot;&quot;;&quot;&quot;;CONCATENATE([.A94];[.B94];[.C94];[.D94];[.E94]))" office:value-type="string" office:string-value=" 01 094 " calcext:value-type="string">
            <text:p><text:s/>01 0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<text:s/></text:p>
          </table:table-cell>
          <table:table-cell/>
          <table:table-cell table:formula="of:=IF([.B95]=&quot;&quot;;&quot;&quot;;CONCATENATE([.A95];[.B95];[.C95];[.D95];[.E95]))" office:value-type="string" office:string-value=" 01 095 " calcext:value-type="string">
            <text:p><text:s/>01 0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<text:s/></text:p>
          </table:table-cell>
          <table:table-cell/>
          <table:table-cell table:formula="of:=IF([.B96]=&quot;&quot;;&quot;&quot;;CONCATENATE([.A96];[.B96];[.C96];[.D96];[.E96]))" office:value-type="string" office:string-value=" 01 096 " calcext:value-type="string">
            <text:p><text:s/>01 0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<text:s/></text:p>
          </table:table-cell>
          <table:table-cell/>
          <table:table-cell table:formula="of:=IF([.B97]=&quot;&quot;;&quot;&quot;;CONCATENATE([.A97];[.B97];[.C97];[.D97];[.E97]))" office:value-type="string" office:string-value=" 01 097 " calcext:value-type="string">
            <text:p><text:s/>01 0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<text:s/></text:p>
          </table:table-cell>
          <table:table-cell/>
          <table:table-cell table:formula="of:=IF([.B98]=&quot;&quot;;&quot;&quot;;CONCATENATE([.A98];[.B98];[.C98];[.D98];[.E98]))" office:value-type="string" office:string-value=" 01 098 " calcext:value-type="string">
            <text:p><text:s/>01 0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<text:s/></text:p>
          </table:table-cell>
          <table:table-cell/>
          <table:table-cell table:formula="of:=IF([.B99]=&quot;&quot;;&quot;&quot;;CONCATENATE([.A99];[.B99];[.C99];[.D99];[.E99]))" office:value-type="string" office:string-value=" 01 099 " calcext:value-type="string">
            <text:p><text:s/>01 0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  <table:table-cell/>
          <table:table-cell table:formula="of:=IF([.B100]=&quot;&quot;;&quot;&quot;;CONCATENATE([.A100];[.B100];[.C100];[.D100];[.E100]))" office:value-type="string" office:string-value=" 01 100 " calcext:value-type="string">
            <text:p><text:s/>01 1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  <table:table-cell/>
          <table:table-cell table:formula="of:=IF([.B101]=&quot;&quot;;&quot;&quot;;CONCATENATE([.A101];[.B101];[.C101];[.D101];[.E101]))" office:value-type="string" office:string-value=" 01 101 " calcext:value-type="string">
            <text:p><text:s/>01 1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  <table:table-cell/>
          <table:table-cell table:formula="of:=IF([.B102]=&quot;&quot;;&quot;&quot;;CONCATENATE([.A102];[.B102];[.C102];[.D102];[.E102]))" office:value-type="string" office:string-value=" 01 102 " calcext:value-type="string">
            <text:p><text:s/>01 1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  <table:table-cell/>
          <table:table-cell table:formula="of:=IF([.B103]=&quot;&quot;;&quot;&quot;;CONCATENATE([.A103];[.B103];[.C103];[.D103];[.E103]))" office:value-type="string" office:string-value=" 01 103 " calcext:value-type="string">
            <text:p><text:s/>01 1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  <table:table-cell/>
          <table:table-cell table:formula="of:=IF([.B104]=&quot;&quot;;&quot;&quot;;CONCATENATE([.A104];[.B104];[.C104];[.D104];[.E104]))" office:value-type="string" office:string-value=" 01 104 " calcext:value-type="string">
            <text:p><text:s/>01 1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  <table:table-cell/>
          <table:table-cell table:formula="of:=IF([.B105]=&quot;&quot;;&quot;&quot;;CONCATENATE([.A105];[.B105];[.C105];[.D105];[.E105]))" office:value-type="string" office:string-value=" 01 105 " calcext:value-type="string">
            <text:p><text:s/>01 1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  <table:table-cell/>
          <table:table-cell table:formula="of:=IF([.B106]=&quot;&quot;;&quot;&quot;;CONCATENATE([.A106];[.B106];[.C106];[.D106];[.E106]))" office:value-type="string" office:string-value=" 01 106 " calcext:value-type="string">
            <text:p><text:s/>01 1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  <table:table-cell/>
          <table:table-cell table:formula="of:=IF([.B107]=&quot;&quot;;&quot;&quot;;CONCATENATE([.A107];[.B107];[.C107];[.D107];[.E107]))" office:value-type="string" office:string-value=" 01 107 " calcext:value-type="string">
            <text:p><text:s/>01 1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  <table:table-cell/>
          <table:table-cell table:formula="of:=IF([.B108]=&quot;&quot;;&quot;&quot;;CONCATENATE([.A108];[.B108];[.C108];[.D108];[.E108]))" office:value-type="string" office:string-value=" 01 108 " calcext:value-type="string">
            <text:p><text:s/>01 1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  <table:table-cell/>
          <table:table-cell table:formula="of:=IF([.B109]=&quot;&quot;;&quot;&quot;;CONCATENATE([.A109];[.B109];[.C109];[.D109];[.E109]))" office:value-type="string" office:string-value=" 01 109 " calcext:value-type="string">
            <text:p><text:s/>01 1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  <table:table-cell/>
          <table:table-cell table:formula="of:=IF([.B110]=&quot;&quot;;&quot;&quot;;CONCATENATE([.A110];[.B110];[.C110];[.D110];[.E110]))" office:value-type="string" office:string-value=" 01 110 " calcext:value-type="string">
            <text:p><text:s/>01 1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  <table:table-cell/>
          <table:table-cell table:formula="of:=IF([.B111]=&quot;&quot;;&quot;&quot;;CONCATENATE([.A111];[.B111];[.C111];[.D111];[.E111]))" office:value-type="string" office:string-value=" 01 111 " calcext:value-type="string">
            <text:p><text:s/>01 1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  <table:table-cell/>
          <table:table-cell table:formula="of:=IF([.B112]=&quot;&quot;;&quot;&quot;;CONCATENATE([.A112];[.B112];[.C112];[.D112];[.E112]))" office:value-type="string" office:string-value=" 01 112 " calcext:value-type="string">
            <text:p><text:s/>01 1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  <table:table-cell/>
          <table:table-cell table:formula="of:=IF([.B113]=&quot;&quot;;&quot;&quot;;CONCATENATE([.A113];[.B113];[.C113];[.D113];[.E113]))" office:value-type="string" office:string-value=" 01 113 " calcext:value-type="string">
            <text:p><text:s/>01 1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  <table:table-cell/>
          <table:table-cell table:formula="of:=IF([.B114]=&quot;&quot;;&quot;&quot;;CONCATENATE([.A114];[.B114];[.C114];[.D114];[.E114]))" office:value-type="string" office:string-value=" 01 114 " calcext:value-type="string">
            <text:p><text:s/>01 1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  <table:table-cell/>
          <table:table-cell table:formula="of:=IF([.B115]=&quot;&quot;;&quot;&quot;;CONCATENATE([.A115];[.B115];[.C115];[.D115];[.E115]))" office:value-type="string" office:string-value=" 01 115 " calcext:value-type="string">
            <text:p><text:s/>01 1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  <table:table-cell/>
          <table:table-cell table:formula="of:=IF([.B116]=&quot;&quot;;&quot;&quot;;CONCATENATE([.A116];[.B116];[.C116];[.D116];[.E116]))" office:value-type="string" office:string-value=" 01 116 " calcext:value-type="string">
            <text:p><text:s/>01 1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  <table:table-cell/>
          <table:table-cell table:formula="of:=IF([.B117]=&quot;&quot;;&quot;&quot;;CONCATENATE([.A117];[.B117];[.C117];[.D117];[.E117]))" office:value-type="string" office:string-value=" 01 117 " calcext:value-type="string">
            <text:p><text:s/>01 1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  <table:table-cell/>
          <table:table-cell table:formula="of:=IF([.B118]=&quot;&quot;;&quot;&quot;;CONCATENATE([.A118];[.B118];[.C118];[.D118];[.E118]))" office:value-type="string" office:string-value=" 01 118 " calcext:value-type="string">
            <text:p><text:s/>01 1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  <table:table-cell/>
          <table:table-cell table:formula="of:=IF([.B119]=&quot;&quot;;&quot;&quot;;CONCATENATE([.A119];[.B119];[.C119];[.D119];[.E119]))" office:value-type="string" office:string-value=" 01 119 " calcext:value-type="string">
            <text:p><text:s/>01 1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  <table:table-cell/>
          <table:table-cell table:formula="of:=IF([.B120]=&quot;&quot;;&quot;&quot;;CONCATENATE([.A120];[.B120];[.C120];[.D120];[.E120]))" office:value-type="string" office:string-value=" 01 120 " calcext:value-type="string">
            <text:p><text:s/>01 1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  <table:table-cell/>
          <table:table-cell table:formula="of:=IF([.B121]=&quot;&quot;;&quot;&quot;;CONCATENATE([.A121];[.B121];[.C121];[.D121];[.E121]))" office:value-type="string" office:string-value=" 01 121 " calcext:value-type="string">
            <text:p><text:s/>01 1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  <table:table-cell/>
          <table:table-cell table:formula="of:=IF([.B122]=&quot;&quot;;&quot;&quot;;CONCATENATE([.A122];[.B122];[.C122];[.D122];[.E122]))" office:value-type="string" office:string-value=" 01 122 " calcext:value-type="string">
            <text:p><text:s/>01 1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  <table:table-cell/>
          <table:table-cell table:formula="of:=IF([.B123]=&quot;&quot;;&quot;&quot;;CONCATENATE([.A123];[.B123];[.C123];[.D123];[.E123]))" office:value-type="string" office:string-value=" 01 123 " calcext:value-type="string">
            <text:p><text:s/>01 1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  <table:table-cell/>
          <table:table-cell table:formula="of:=IF([.B124]=&quot;&quot;;&quot;&quot;;CONCATENATE([.A124];[.B124];[.C124];[.D124];[.E124]))" office:value-type="string" office:string-value=" 01 124 " calcext:value-type="string">
            <text:p><text:s/>01 1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  <table:table-cell/>
          <table:table-cell table:formula="of:=IF([.B125]=&quot;&quot;;&quot;&quot;;CONCATENATE([.A125];[.B125];[.C125];[.D125];[.E125]))" office:value-type="string" office:string-value=" 01 125 " calcext:value-type="string">
            <text:p><text:s/>01 1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  <table:table-cell/>
          <table:table-cell table:formula="of:=IF([.B126]=&quot;&quot;;&quot;&quot;;CONCATENATE([.A126];[.B126];[.C126];[.D126];[.E126]))" office:value-type="string" office:string-value=" 01 126 " calcext:value-type="string">
            <text:p><text:s/>01 1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  <table:table-cell/>
          <table:table-cell table:formula="of:=IF([.B127]=&quot;&quot;;&quot;&quot;;CONCATENATE([.A127];[.B127];[.C127];[.D127];[.E127]))" office:value-type="string" office:string-value=" 01 127 " calcext:value-type="string">
            <text:p><text:s/>01 1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  <table:table-cell/>
          <table:table-cell table:formula="of:=IF([.B128]=&quot;&quot;;&quot;&quot;;CONCATENATE([.A128];[.B128];[.C128];[.D128];[.E128]))" office:value-type="string" office:string-value=" 01 128 " calcext:value-type="string">
            <text:p><text:s/>01 1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  <table:table-cell/>
          <table:table-cell table:formula="of:=IF([.B129]=&quot;&quot;;&quot;&quot;;CONCATENATE([.A129];[.B129];[.C129];[.D129];[.E129]))" office:value-type="string" office:string-value=" 01 129 " calcext:value-type="string">
            <text:p><text:s/>01 1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  <table:table-cell/>
          <table:table-cell table:formula="of:=IF([.B130]=&quot;&quot;;&quot;&quot;;CONCATENATE([.A130];[.B130];[.C130];[.D130];[.E130]))" office:value-type="string" office:string-value=" 01 130 " calcext:value-type="string">
            <text:p><text:s/>01 1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  <table:table-cell/>
          <table:table-cell table:formula="of:=IF([.B131]=&quot;&quot;;&quot;&quot;;CONCATENATE([.A131];[.B131];[.C131];[.D131];[.E131]))" office:value-type="string" office:string-value=" 01 131 " calcext:value-type="string">
            <text:p><text:s/>01 1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  <table:table-cell/>
          <table:table-cell table:formula="of:=IF([.B132]=&quot;&quot;;&quot;&quot;;CONCATENATE([.A132];[.B132];[.C132];[.D132];[.E132]))" office:value-type="string" office:string-value=" 01 132 " calcext:value-type="string">
            <text:p><text:s/>01 1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  <table:table-cell/>
          <table:table-cell table:formula="of:=IF([.B133]=&quot;&quot;;&quot;&quot;;CONCATENATE([.A133];[.B133];[.C133];[.D133];[.E133]))" office:value-type="string" office:string-value=" 01 133 " calcext:value-type="string">
            <text:p><text:s/>01 1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  <table:table-cell/>
          <table:table-cell table:formula="of:=IF([.B134]=&quot;&quot;;&quot;&quot;;CONCATENATE([.A134];[.B134];[.C134];[.D134];[.E134]))" office:value-type="string" office:string-value=" 01 134 " calcext:value-type="string">
            <text:p><text:s/>01 1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  <table:table-cell/>
          <table:table-cell table:formula="of:=IF([.B135]=&quot;&quot;;&quot;&quot;;CONCATENATE([.A135];[.B135];[.C135];[.D135];[.E135]))" office:value-type="string" office:string-value=" 01 135 " calcext:value-type="string">
            <text:p><text:s/>01 1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  <table:table-cell/>
          <table:table-cell table:formula="of:=IF([.B136]=&quot;&quot;;&quot;&quot;;CONCATENATE([.A136];[.B136];[.C136];[.D136];[.E136]))" office:value-type="string" office:string-value=" 01 136 " calcext:value-type="string">
            <text:p><text:s/>01 1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  <table:table-cell/>
          <table:table-cell table:formula="of:=IF([.B137]=&quot;&quot;;&quot;&quot;;CONCATENATE([.A137];[.B137];[.C137];[.D137];[.E137]))" office:value-type="string" office:string-value=" 01 137 " calcext:value-type="string">
            <text:p><text:s/>01 1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  <table:table-cell/>
          <table:table-cell table:formula="of:=IF([.B138]=&quot;&quot;;&quot;&quot;;CONCATENATE([.A138];[.B138];[.C138];[.D138];[.E138]))" office:value-type="string" office:string-value=" 01 138 " calcext:value-type="string">
            <text:p><text:s/>01 1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  <table:table-cell/>
          <table:table-cell table:formula="of:=IF([.B139]=&quot;&quot;;&quot;&quot;;CONCATENATE([.A139];[.B139];[.C139];[.D139];[.E139]))" office:value-type="string" office:string-value=" 01 139 " calcext:value-type="string">
            <text:p><text:s/>01 1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  <table:table-cell/>
          <table:table-cell table:formula="of:=IF([.B140]=&quot;&quot;;&quot;&quot;;CONCATENATE([.A140];[.B140];[.C140];[.D140];[.E140]))" office:value-type="string" office:string-value=" 01 140 " calcext:value-type="string">
            <text:p><text:s/>01 1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  <table:table-cell/>
          <table:table-cell table:formula="of:=IF([.B141]=&quot;&quot;;&quot;&quot;;CONCATENATE([.A141];[.B141];[.C141];[.D141];[.E141]))" office:value-type="string" office:string-value=" 01 141 " calcext:value-type="string">
            <text:p><text:s/>01 1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  <table:table-cell/>
          <table:table-cell table:formula="of:=IF([.B142]=&quot;&quot;;&quot;&quot;;CONCATENATE([.A142];[.B142];[.C142];[.D142];[.E142]))" office:value-type="string" office:string-value=" 01 142 " calcext:value-type="string">
            <text:p><text:s/>01 1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  <table:table-cell/>
          <table:table-cell table:formula="of:=IF([.B143]=&quot;&quot;;&quot;&quot;;CONCATENATE([.A143];[.B143];[.C143];[.D143];[.E143]))" office:value-type="string" office:string-value=" 01 143 " calcext:value-type="string">
            <text:p><text:s/>01 1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  <table:table-cell/>
          <table:table-cell table:formula="of:=IF([.B144]=&quot;&quot;;&quot;&quot;;CONCATENATE([.A144];[.B144];[.C144];[.D144];[.E144]))" office:value-type="string" office:string-value=" 01 144 " calcext:value-type="string">
            <text:p><text:s/>01 1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  <table:table-cell/>
          <table:table-cell table:formula="of:=IF([.B145]=&quot;&quot;;&quot;&quot;;CONCATENATE([.A145];[.B145];[.C145];[.D145];[.E145]))" office:value-type="string" office:string-value=" 01 145 " calcext:value-type="string">
            <text:p><text:s/>01 1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  <table:table-cell/>
          <table:table-cell table:formula="of:=IF([.B146]=&quot;&quot;;&quot;&quot;;CONCATENATE([.A146];[.B146];[.C146];[.D146];[.E146]))" office:value-type="string" office:string-value=" 01 146 " calcext:value-type="string">
            <text:p><text:s/>01 1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  <table:table-cell/>
          <table:table-cell table:formula="of:=IF([.B147]=&quot;&quot;;&quot;&quot;;CONCATENATE([.A147];[.B147];[.C147];[.D147];[.E147]))" office:value-type="string" office:string-value=" 01 147 " calcext:value-type="string">
            <text:p><text:s/>01 1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  <table:table-cell/>
          <table:table-cell table:formula="of:=IF([.B148]=&quot;&quot;;&quot;&quot;;CONCATENATE([.A148];[.B148];[.C148];[.D148];[.E148]))" office:value-type="string" office:string-value=" 01 148 " calcext:value-type="string">
            <text:p><text:s/>01 1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  <table:table-cell/>
          <table:table-cell table:formula="of:=IF([.B149]=&quot;&quot;;&quot;&quot;;CONCATENATE([.A149];[.B149];[.C149];[.D149];[.E149]))" office:value-type="string" office:string-value=" 01 149 " calcext:value-type="string">
            <text:p><text:s/>01 1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  <table:table-cell/>
          <table:table-cell table:formula="of:=IF([.B150]=&quot;&quot;;&quot;&quot;;CONCATENATE([.A150];[.B150];[.C150];[.D150];[.E150]))" office:value-type="string" office:string-value=" 01 150 " calcext:value-type="string">
            <text:p><text:s/>01 1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  <table:table-cell/>
          <table:table-cell table:formula="of:=IF([.B151]=&quot;&quot;;&quot;&quot;;CONCATENATE([.A151];[.B151];[.C151];[.D151];[.E151]))" office:value-type="string" office:string-value=" 01 151 " calcext:value-type="string">
            <text:p><text:s/>01 1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  <table:table-cell/>
          <table:table-cell table:formula="of:=IF([.B152]=&quot;&quot;;&quot;&quot;;CONCATENATE([.A152];[.B152];[.C152];[.D152];[.E152]))" office:value-type="string" office:string-value=" 01 152 " calcext:value-type="string">
            <text:p><text:s/>01 1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  <table:table-cell/>
          <table:table-cell table:formula="of:=IF([.B153]=&quot;&quot;;&quot;&quot;;CONCATENATE([.A153];[.B153];[.C153];[.D153];[.E153]))" office:value-type="string" office:string-value=" 01 153 " calcext:value-type="string">
            <text:p><text:s/>01 1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  <table:table-cell/>
          <table:table-cell table:formula="of:=IF([.B154]=&quot;&quot;;&quot;&quot;;CONCATENATE([.A154];[.B154];[.C154];[.D154];[.E154]))" office:value-type="string" office:string-value=" 01 154 " calcext:value-type="string">
            <text:p><text:s/>01 1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  <table:table-cell/>
          <table:table-cell table:formula="of:=IF([.B155]=&quot;&quot;;&quot;&quot;;CONCATENATE([.A155];[.B155];[.C155];[.D155];[.E155]))" office:value-type="string" office:string-value=" 01 155 " calcext:value-type="string">
            <text:p><text:s/>01 1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  <table:table-cell/>
          <table:table-cell table:formula="of:=IF([.B156]=&quot;&quot;;&quot;&quot;;CONCATENATE([.A156];[.B156];[.C156];[.D156];[.E156]))" office:value-type="string" office:string-value=" 01 156 " calcext:value-type="string">
            <text:p><text:s/>01 1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  <table:table-cell/>
          <table:table-cell table:formula="of:=IF([.B157]=&quot;&quot;;&quot;&quot;;CONCATENATE([.A157];[.B157];[.C157];[.D157];[.E157]))" office:value-type="string" office:string-value=" 01 157 " calcext:value-type="string">
            <text:p><text:s/>01 1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  <table:table-cell/>
          <table:table-cell table:formula="of:=IF([.B158]=&quot;&quot;;&quot;&quot;;CONCATENATE([.A158];[.B158];[.C158];[.D158];[.E158]))" office:value-type="string" office:string-value=" 01 158 " calcext:value-type="string">
            <text:p><text:s/>01 1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  <table:table-cell/>
          <table:table-cell table:formula="of:=IF([.B159]=&quot;&quot;;&quot;&quot;;CONCATENATE([.A159];[.B159];[.C159];[.D159];[.E159]))" office:value-type="string" office:string-value=" 01 159 " calcext:value-type="string">
            <text:p><text:s/>01 1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  <table:table-cell/>
          <table:table-cell table:formula="of:=IF([.B160]=&quot;&quot;;&quot;&quot;;CONCATENATE([.A160];[.B160];[.C160];[.D160];[.E160]))" office:value-type="string" office:string-value=" 01 160 " calcext:value-type="string">
            <text:p><text:s/>01 1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  <table:table-cell/>
          <table:table-cell table:formula="of:=IF([.B161]=&quot;&quot;;&quot;&quot;;CONCATENATE([.A161];[.B161];[.C161];[.D161];[.E161]))" office:value-type="string" office:string-value=" 01 161 " calcext:value-type="string">
            <text:p><text:s/>01 1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  <table:table-cell/>
          <table:table-cell table:formula="of:=IF([.B162]=&quot;&quot;;&quot;&quot;;CONCATENATE([.A162];[.B162];[.C162];[.D162];[.E162]))" office:value-type="string" office:string-value=" 01 162 " calcext:value-type="string">
            <text:p><text:s/>01 1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  <table:table-cell/>
          <table:table-cell table:formula="of:=IF([.B163]=&quot;&quot;;&quot;&quot;;CONCATENATE([.A163];[.B163];[.C163];[.D163];[.E163]))" office:value-type="string" office:string-value=" 01 163 " calcext:value-type="string">
            <text:p><text:s/>01 1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  <table:table-cell/>
          <table:table-cell table:formula="of:=IF([.B164]=&quot;&quot;;&quot;&quot;;CONCATENATE([.A164];[.B164];[.C164];[.D164];[.E164]))" office:value-type="string" office:string-value=" 01 164 " calcext:value-type="string">
            <text:p><text:s/>01 1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  <table:table-cell/>
          <table:table-cell table:formula="of:=IF([.B165]=&quot;&quot;;&quot;&quot;;CONCATENATE([.A165];[.B165];[.C165];[.D165];[.E165]))" office:value-type="string" office:string-value=" 01 165 " calcext:value-type="string">
            <text:p><text:s/>01 1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  <table:table-cell/>
          <table:table-cell table:formula="of:=IF([.B166]=&quot;&quot;;&quot;&quot;;CONCATENATE([.A166];[.B166];[.C166];[.D166];[.E166]))" office:value-type="string" office:string-value=" 01 166 " calcext:value-type="string">
            <text:p><text:s/>01 1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  <table:table-cell/>
          <table:table-cell table:formula="of:=IF([.B167]=&quot;&quot;;&quot;&quot;;CONCATENATE([.A167];[.B167];[.C167];[.D167];[.E167]))" office:value-type="string" office:string-value=" 01 167 " calcext:value-type="string">
            <text:p><text:s/>01 1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  <table:table-cell/>
          <table:table-cell table:formula="of:=IF([.B168]=&quot;&quot;;&quot;&quot;;CONCATENATE([.A168];[.B168];[.C168];[.D168];[.E168]))" office:value-type="string" office:string-value=" 01 168 " calcext:value-type="string">
            <text:p><text:s/>01 1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  <table:table-cell/>
          <table:table-cell table:formula="of:=IF([.B169]=&quot;&quot;;&quot;&quot;;CONCATENATE([.A169];[.B169];[.C169];[.D169];[.E169]))" office:value-type="string" office:string-value=" 01 169 " calcext:value-type="string">
            <text:p><text:s/>01 1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  <table:table-cell/>
          <table:table-cell table:formula="of:=IF([.B170]=&quot;&quot;;&quot;&quot;;CONCATENATE([.A170];[.B170];[.C170];[.D170];[.E170]))" office:value-type="string" office:string-value=" 01 170 " calcext:value-type="string">
            <text:p><text:s/>01 1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  <table:table-cell/>
          <table:table-cell table:formula="of:=IF([.B171]=&quot;&quot;;&quot;&quot;;CONCATENATE([.A171];[.B171];[.C171];[.D171];[.E171]))" office:value-type="string" office:string-value=" 01 171 " calcext:value-type="string">
            <text:p><text:s/>01 1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  <table:table-cell/>
          <table:table-cell table:formula="of:=IF([.B172]=&quot;&quot;;&quot;&quot;;CONCATENATE([.A172];[.B172];[.C172];[.D172];[.E172]))" office:value-type="string" office:string-value=" 01 172 " calcext:value-type="string">
            <text:p><text:s/>01 1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  <table:table-cell/>
          <table:table-cell table:formula="of:=IF([.B173]=&quot;&quot;;&quot;&quot;;CONCATENATE([.A173];[.B173];[.C173];[.D173];[.E173]))" office:value-type="string" office:string-value=" 01 173 " calcext:value-type="string">
            <text:p><text:s/>01 1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  <table:table-cell/>
          <table:table-cell table:formula="of:=IF([.B174]=&quot;&quot;;&quot;&quot;;CONCATENATE([.A174];[.B174];[.C174];[.D174];[.E174]))" office:value-type="string" office:string-value=" 01 174 " calcext:value-type="string">
            <text:p><text:s/>01 1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  <table:table-cell/>
          <table:table-cell table:formula="of:=IF([.B175]=&quot;&quot;;&quot;&quot;;CONCATENATE([.A175];[.B175];[.C175];[.D175];[.E175]))" office:value-type="string" office:string-value=" 01 175 " calcext:value-type="string">
            <text:p><text:s/>01 1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  <table:table-cell/>
          <table:table-cell table:formula="of:=IF([.B176]=&quot;&quot;;&quot;&quot;;CONCATENATE([.A176];[.B176];[.C176];[.D176];[.E176]))" office:value-type="string" office:string-value=" 01 176 " calcext:value-type="string">
            <text:p><text:s/>01 1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  <table:table-cell/>
          <table:table-cell table:formula="of:=IF([.B177]=&quot;&quot;;&quot;&quot;;CONCATENATE([.A177];[.B177];[.C177];[.D177];[.E177]))" office:value-type="string" office:string-value=" 01 177 " calcext:value-type="string">
            <text:p><text:s/>01 1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  <table:table-cell/>
          <table:table-cell table:formula="of:=IF([.B178]=&quot;&quot;;&quot;&quot;;CONCATENATE([.A178];[.B178];[.C178];[.D178];[.E178]))" office:value-type="string" office:string-value=" 01 178 " calcext:value-type="string">
            <text:p><text:s/>01 1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  <table:table-cell/>
          <table:table-cell table:formula="of:=IF([.B179]=&quot;&quot;;&quot;&quot;;CONCATENATE([.A179];[.B179];[.C179];[.D179];[.E179]))" office:value-type="string" office:string-value=" 01 179 " calcext:value-type="string">
            <text:p><text:s/>01 1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  <table:table-cell/>
          <table:table-cell table:formula="of:=IF([.B180]=&quot;&quot;;&quot;&quot;;CONCATENATE([.A180];[.B180];[.C180];[.D180];[.E180]))" office:value-type="string" office:string-value=" 01 180 " calcext:value-type="string">
            <text:p><text:s/>01 1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  <table:table-cell/>
          <table:table-cell table:formula="of:=IF([.B181]=&quot;&quot;;&quot;&quot;;CONCATENATE([.A181];[.B181];[.C181];[.D181];[.E181]))" office:value-type="string" office:string-value=" 01 181 " calcext:value-type="string">
            <text:p><text:s/>01 1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  <table:table-cell/>
          <table:table-cell table:formula="of:=IF([.B182]=&quot;&quot;;&quot;&quot;;CONCATENATE([.A182];[.B182];[.C182];[.D182];[.E182]))" office:value-type="string" office:string-value=" 01 182 " calcext:value-type="string">
            <text:p><text:s/>01 1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  <table:table-cell/>
          <table:table-cell table:formula="of:=IF([.B183]=&quot;&quot;;&quot;&quot;;CONCATENATE([.A183];[.B183];[.C183];[.D183];[.E183]))" office:value-type="string" office:string-value=" 01 183 " calcext:value-type="string">
            <text:p><text:s/>01 1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  <table:table-cell/>
          <table:table-cell table:formula="of:=IF([.B184]=&quot;&quot;;&quot;&quot;;CONCATENATE([.A184];[.B184];[.C184];[.D184];[.E184]))" office:value-type="string" office:string-value=" 01 184 " calcext:value-type="string">
            <text:p><text:s/>01 1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  <table:table-cell/>
          <table:table-cell table:formula="of:=IF([.B185]=&quot;&quot;;&quot;&quot;;CONCATENATE([.A185];[.B185];[.C185];[.D185];[.E185]))" office:value-type="string" office:string-value=" 01 185 " calcext:value-type="string">
            <text:p><text:s/>01 1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  <table:table-cell/>
          <table:table-cell table:formula="of:=IF([.B186]=&quot;&quot;;&quot;&quot;;CONCATENATE([.A186];[.B186];[.C186];[.D186];[.E186]))" office:value-type="string" office:string-value=" 01 186 " calcext:value-type="string">
            <text:p><text:s/>01 1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  <table:table-cell/>
          <table:table-cell table:formula="of:=IF([.B187]=&quot;&quot;;&quot;&quot;;CONCATENATE([.A187];[.B187];[.C187];[.D187];[.E187]))" office:value-type="string" office:string-value=" 01 187 " calcext:value-type="string">
            <text:p><text:s/>01 1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  <table:table-cell/>
          <table:table-cell table:formula="of:=IF([.B188]=&quot;&quot;;&quot;&quot;;CONCATENATE([.A188];[.B188];[.C188];[.D188];[.E188]))" office:value-type="string" office:string-value=" 01 188 " calcext:value-type="string">
            <text:p><text:s/>01 1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  <table:table-cell/>
          <table:table-cell table:formula="of:=IF([.B189]=&quot;&quot;;&quot;&quot;;CONCATENATE([.A189];[.B189];[.C189];[.D189];[.E189]))" office:value-type="string" office:string-value=" 01 189 " calcext:value-type="string">
            <text:p><text:s/>01 1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  <table:table-cell/>
          <table:table-cell table:formula="of:=IF([.B190]=&quot;&quot;;&quot;&quot;;CONCATENATE([.A190];[.B190];[.C190];[.D190];[.E190]))" office:value-type="string" office:string-value=" 01 190 " calcext:value-type="string">
            <text:p><text:s/>01 1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  <table:table-cell/>
          <table:table-cell table:formula="of:=IF([.B191]=&quot;&quot;;&quot;&quot;;CONCATENATE([.A191];[.B191];[.C191];[.D191];[.E191]))" office:value-type="string" office:string-value=" 01 191 " calcext:value-type="string">
            <text:p><text:s/>01 1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  <table:table-cell/>
          <table:table-cell table:formula="of:=IF([.B192]=&quot;&quot;;&quot;&quot;;CONCATENATE([.A192];[.B192];[.C192];[.D192];[.E192]))" office:value-type="string" office:string-value=" 01 192 " calcext:value-type="string">
            <text:p><text:s/>01 1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  <table:table-cell/>
          <table:table-cell table:formula="of:=IF([.B193]=&quot;&quot;;&quot;&quot;;CONCATENATE([.A193];[.B193];[.C193];[.D193];[.E193]))" office:value-type="string" office:string-value=" 01 193 " calcext:value-type="string">
            <text:p><text:s/>01 1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  <table:table-cell/>
          <table:table-cell table:formula="of:=IF([.B194]=&quot;&quot;;&quot;&quot;;CONCATENATE([.A194];[.B194];[.C194];[.D194];[.E194]))" office:value-type="string" office:string-value=" 01 194 " calcext:value-type="string">
            <text:p><text:s/>01 1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  <table:table-cell/>
          <table:table-cell table:formula="of:=IF([.B195]=&quot;&quot;;&quot;&quot;;CONCATENATE([.A195];[.B195];[.C195];[.D195];[.E195]))" office:value-type="string" office:string-value=" 01 195 " calcext:value-type="string">
            <text:p><text:s/>01 1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  <table:table-cell/>
          <table:table-cell table:formula="of:=IF([.B196]=&quot;&quot;;&quot;&quot;;CONCATENATE([.A196];[.B196];[.C196];[.D196];[.E196]))" office:value-type="string" office:string-value=" 01 196 " calcext:value-type="string">
            <text:p><text:s/>01 1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  <table:table-cell/>
          <table:table-cell table:formula="of:=IF([.B197]=&quot;&quot;;&quot;&quot;;CONCATENATE([.A197];[.B197];[.C197];[.D197];[.E197]))" office:value-type="string" office:string-value=" 01 197 " calcext:value-type="string">
            <text:p><text:s/>01 1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  <table:table-cell/>
          <table:table-cell table:formula="of:=IF([.B198]=&quot;&quot;;&quot;&quot;;CONCATENATE([.A198];[.B198];[.C198];[.D198];[.E198]))" office:value-type="string" office:string-value=" 01 198 " calcext:value-type="string">
            <text:p><text:s/>01 1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  <table:table-cell/>
          <table:table-cell table:formula="of:=IF([.B199]=&quot;&quot;;&quot;&quot;;CONCATENATE([.A199];[.B199];[.C199];[.D199];[.E199]))" office:value-type="string" office:string-value=" 01 199 " calcext:value-type="string">
            <text:p><text:s/>01 1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  <table:table-cell/>
          <table:table-cell table:formula="of:=IF([.B200]=&quot;&quot;;&quot;&quot;;CONCATENATE([.A200];[.B200];[.C200];[.D200];[.E200]))" office:value-type="string" office:string-value=" 01 200 " calcext:value-type="string">
            <text:p><text:s/>01 2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  <table:table-cell/>
          <table:table-cell table:formula="of:=IF([.B201]=&quot;&quot;;&quot;&quot;;CONCATENATE([.A201];[.B201];[.C201];[.D201];[.E201]))" office:value-type="string" office:string-value=" 01 201 " calcext:value-type="string">
            <text:p><text:s/>01 2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  <table:table-cell/>
          <table:table-cell table:formula="of:=IF([.B202]=&quot;&quot;;&quot;&quot;;CONCATENATE([.A202];[.B202];[.C202];[.D202];[.E202]))" office:value-type="string" office:string-value=" 01 202 " calcext:value-type="string">
            <text:p><text:s/>01 2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<text:s/></text:p>
          </table:table-cell>
          <table:table-cell/>
          <table:table-cell table:formula="of:=IF([.B203]=&quot;&quot;;&quot;&quot;;CONCATENATE([.A203];[.B203];[.C203];[.D203];[.E203]))" office:value-type="string" office:string-value=" 01 203 " calcext:value-type="string">
            <text:p><text:s/>01 2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<text:s/></text:p>
          </table:table-cell>
          <table:table-cell/>
          <table:table-cell table:formula="of:=IF([.B204]=&quot;&quot;;&quot;&quot;;CONCATENATE([.A204];[.B204];[.C204];[.D204];[.E204]))" office:value-type="string" office:string-value=" 01 204 " calcext:value-type="string">
            <text:p><text:s/>01 2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<text:s/></text:p>
          </table:table-cell>
          <table:table-cell/>
          <table:table-cell table:formula="of:=IF([.B205]=&quot;&quot;;&quot;&quot;;CONCATENATE([.A205];[.B205];[.C205];[.D205];[.E205]))" office:value-type="string" office:string-value=" 01 205 " calcext:value-type="string">
            <text:p><text:s/>01 2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<text:s/></text:p>
          </table:table-cell>
          <table:table-cell/>
          <table:table-cell table:formula="of:=IF([.B206]=&quot;&quot;;&quot;&quot;;CONCATENATE([.A206];[.B206];[.C206];[.D206];[.E206]))" office:value-type="string" office:string-value=" 01 206 " calcext:value-type="string">
            <text:p><text:s/>01 2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<text:s/></text:p>
          </table:table-cell>
          <table:table-cell/>
          <table:table-cell table:formula="of:=IF([.B207]=&quot;&quot;;&quot;&quot;;CONCATENATE([.A207];[.B207];[.C207];[.D207];[.E207]))" office:value-type="string" office:string-value=" 01 207 " calcext:value-type="string">
            <text:p><text:s/>01 2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<text:s/></text:p>
          </table:table-cell>
          <table:table-cell/>
          <table:table-cell table:formula="of:=IF([.B208]=&quot;&quot;;&quot;&quot;;CONCATENATE([.A208];[.B208];[.C208];[.D208];[.E208]))" office:value-type="string" office:string-value=" 01 208 " calcext:value-type="string">
            <text:p><text:s/>01 2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<text:s/></text:p>
          </table:table-cell>
          <table:table-cell/>
          <table:table-cell table:formula="of:=IF([.B209]=&quot;&quot;;&quot;&quot;;CONCATENATE([.A209];[.B209];[.C209];[.D209];[.E209]))" office:value-type="string" office:string-value=" 01 209 " calcext:value-type="string">
            <text:p><text:s/>01 2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<text:s/></text:p>
          </table:table-cell>
          <table:table-cell/>
          <table:table-cell table:formula="of:=IF([.B210]=&quot;&quot;;&quot;&quot;;CONCATENATE([.A210];[.B210];[.C210];[.D210];[.E210]))" office:value-type="string" office:string-value=" 01 210 " calcext:value-type="string">
            <text:p><text:s/>01 2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<text:s/></text:p>
          </table:table-cell>
          <table:table-cell/>
          <table:table-cell table:formula="of:=IF([.B211]=&quot;&quot;;&quot;&quot;;CONCATENATE([.A211];[.B211];[.C211];[.D211];[.E211]))" office:value-type="string" office:string-value=" 01 211 " calcext:value-type="string">
            <text:p><text:s/>01 2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<text:s/></text:p>
          </table:table-cell>
          <table:table-cell/>
          <table:table-cell table:formula="of:=IF([.B212]=&quot;&quot;;&quot;&quot;;CONCATENATE([.A212];[.B212];[.C212];[.D212];[.E212]))" office:value-type="string" office:string-value=" 01 212 " calcext:value-type="string">
            <text:p><text:s/>01 2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<text:s/></text:p>
          </table:table-cell>
          <table:table-cell/>
          <table:table-cell table:formula="of:=IF([.B213]=&quot;&quot;;&quot;&quot;;CONCATENATE([.A213];[.B213];[.C213];[.D213];[.E213]))" office:value-type="string" office:string-value=" 01 213 " calcext:value-type="string">
            <text:p><text:s/>01 2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<text:s/></text:p>
          </table:table-cell>
          <table:table-cell/>
          <table:table-cell table:formula="of:=IF([.B214]=&quot;&quot;;&quot;&quot;;CONCATENATE([.A214];[.B214];[.C214];[.D214];[.E214]))" office:value-type="string" office:string-value=" 01 214 " calcext:value-type="string">
            <text:p><text:s/>01 2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<text:s/></text:p>
          </table:table-cell>
          <table:table-cell/>
          <table:table-cell table:formula="of:=IF([.B215]=&quot;&quot;;&quot;&quot;;CONCATENATE([.A215];[.B215];[.C215];[.D215];[.E215]))" office:value-type="string" office:string-value=" 01 215 " calcext:value-type="string">
            <text:p><text:s/>01 2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<text:s/></text:p>
          </table:table-cell>
          <table:table-cell/>
          <table:table-cell table:formula="of:=IF([.B216]=&quot;&quot;;&quot;&quot;;CONCATENATE([.A216];[.B216];[.C216];[.D216];[.E216]))" office:value-type="string" office:string-value=" 01 216 " calcext:value-type="string">
            <text:p><text:s/>01 2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<text:s/></text:p>
          </table:table-cell>
          <table:table-cell/>
          <table:table-cell table:formula="of:=IF([.B217]=&quot;&quot;;&quot;&quot;;CONCATENATE([.A217];[.B217];[.C217];[.D217];[.E217]))" office:value-type="string" office:string-value=" 01 217 " calcext:value-type="string">
            <text:p><text:s/>01 2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<text:s/></text:p>
          </table:table-cell>
          <table:table-cell/>
          <table:table-cell table:formula="of:=IF([.B218]=&quot;&quot;;&quot;&quot;;CONCATENATE([.A218];[.B218];[.C218];[.D218];[.E218]))" office:value-type="string" office:string-value=" 01 218 " calcext:value-type="string">
            <text:p><text:s/>01 2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<text:s/></text:p>
          </table:table-cell>
          <table:table-cell/>
          <table:table-cell table:formula="of:=IF([.B219]=&quot;&quot;;&quot;&quot;;CONCATENATE([.A219];[.B219];[.C219];[.D219];[.E219]))" office:value-type="string" office:string-value=" 01 219 " calcext:value-type="string">
            <text:p><text:s/>01 2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</text:p>
          </table:table-cell>
          <table:table-cell/>
          <table:table-cell table:formula="of:=IF([.B220]=&quot;&quot;;&quot;&quot;;CONCATENATE([.A220];[.B220];[.C220];[.D220];[.E220]))" office:value-type="string" office:string-value=" 01 220 " calcext:value-type="string">
            <text:p><text:s/>01 2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<text:s/></text:p>
          </table:table-cell>
          <table:table-cell/>
          <table:table-cell table:formula="of:=IF([.B221]=&quot;&quot;;&quot;&quot;;CONCATENATE([.A221];[.B221];[.C221];[.D221];[.E221]))" office:value-type="string" office:string-value=" 01 221 " calcext:value-type="string">
            <text:p><text:s/>01 2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<text:s/></text:p>
          </table:table-cell>
          <table:table-cell/>
          <table:table-cell table:formula="of:=IF([.B222]=&quot;&quot;;&quot;&quot;;CONCATENATE([.A222];[.B222];[.C222];[.D222];[.E222]))" office:value-type="string" office:string-value=" 01 222 " calcext:value-type="string">
            <text:p><text:s/>01 2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<text:s/></text:p>
          </table:table-cell>
          <table:table-cell/>
          <table:table-cell table:formula="of:=IF([.B223]=&quot;&quot;;&quot;&quot;;CONCATENATE([.A223];[.B223];[.C223];[.D223];[.E223]))" office:value-type="string" office:string-value=" 01 223 " calcext:value-type="string">
            <text:p><text:s/>01 2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<text:s/></text:p>
          </table:table-cell>
          <table:table-cell/>
          <table:table-cell table:formula="of:=IF([.B224]=&quot;&quot;;&quot;&quot;;CONCATENATE([.A224];[.B224];[.C224];[.D224];[.E224]))" office:value-type="string" office:string-value=" 01 224 " calcext:value-type="string">
            <text:p><text:s/>01 2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<text:s/></text:p>
          </table:table-cell>
          <table:table-cell/>
          <table:table-cell table:formula="of:=IF([.B225]=&quot;&quot;;&quot;&quot;;CONCATENATE([.A225];[.B225];[.C225];[.D225];[.E225]))" office:value-type="string" office:string-value=" 01 225 " calcext:value-type="string">
            <text:p><text:s/>01 2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<text:s/></text:p>
          </table:table-cell>
          <table:table-cell/>
          <table:table-cell table:formula="of:=IF([.B226]=&quot;&quot;;&quot;&quot;;CONCATENATE([.A226];[.B226];[.C226];[.D226];[.E226]))" office:value-type="string" office:string-value=" 01 226 " calcext:value-type="string">
            <text:p><text:s/>01 2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<text:s/></text:p>
          </table:table-cell>
          <table:table-cell/>
          <table:table-cell table:formula="of:=IF([.B227]=&quot;&quot;;&quot;&quot;;CONCATENATE([.A227];[.B227];[.C227];[.D227];[.E227]))" office:value-type="string" office:string-value=" 01 227 " calcext:value-type="string">
            <text:p><text:s/>01 2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<text:s/></text:p>
          </table:table-cell>
          <table:table-cell/>
          <table:table-cell table:formula="of:=IF([.B228]=&quot;&quot;;&quot;&quot;;CONCATENATE([.A228];[.B228];[.C228];[.D228];[.E228]))" office:value-type="string" office:string-value=" 01 228 " calcext:value-type="string">
            <text:p><text:s/>01 2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<text:s/></text:p>
          </table:table-cell>
          <table:table-cell/>
          <table:table-cell table:formula="of:=IF([.B229]=&quot;&quot;;&quot;&quot;;CONCATENATE([.A229];[.B229];[.C229];[.D229];[.E229]))" office:value-type="string" office:string-value=" 01 229 " calcext:value-type="string">
            <text:p><text:s/>01 2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<text:s/></text:p>
          </table:table-cell>
          <table:table-cell/>
          <table:table-cell table:formula="of:=IF([.B230]=&quot;&quot;;&quot;&quot;;CONCATENATE([.A230];[.B230];[.C230];[.D230];[.E230]))" office:value-type="string" office:string-value=" 01 230 " calcext:value-type="string">
            <text:p><text:s/>01 2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<text:s/></text:p>
          </table:table-cell>
          <table:table-cell/>
          <table:table-cell table:formula="of:=IF([.B231]=&quot;&quot;;&quot;&quot;;CONCATENATE([.A231];[.B231];[.C231];[.D231];[.E231]))" office:value-type="string" office:string-value=" 01 231 " calcext:value-type="string">
            <text:p><text:s/>01 2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<text:s/></text:p>
          </table:table-cell>
          <table:table-cell/>
          <table:table-cell table:formula="of:=IF([.B232]=&quot;&quot;;&quot;&quot;;CONCATENATE([.A232];[.B232];[.C232];[.D232];[.E232]))" office:value-type="string" office:string-value=" 01 232 " calcext:value-type="string">
            <text:p><text:s/>01 232 </text:p>
          </table:table-cell>
          <table:table-cell table:number-columns-repeated="1017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22:52:53.8735822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6T23:13:49.231592772</dc:date>
    <dc:creator>Andreas Böttger</dc:creator>
    <meta:editing-duration>PT22M24S</meta:editing-duration>
    <meta:editing-cycles>8</meta:editing-cycles>
    <meta:generator>LibreOffice/4.2.4.2$Linux_X86_64 LibreOffice_project/420m0$Build-2</meta:generator>
    <meta:document-statistic meta:table-count="1" meta:cell-count="1387" meta:object-count="0"/>
  </office:meta>
</office:document-meta>
</file>